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3.56cm" fo:min-width="18.5cm"/>
    </style:style>
    <style:style style:name="gr2" style:family="graphic" style:parent-style-name="standard">
      <style:graphic-properties draw:fill-color="#ff99ff" draw:textarea-horizontal-align="justify" draw:textarea-vertical-align="middle" draw:auto-grow-height="false" fo:min-height="0.648cm" fo:min-width="0.489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0.639cm" fo:min-width="4.707cm"/>
    </style:style>
    <style:style style:name="gr4" style:family="graphic" style:parent-style-name="standard">
      <style:graphic-properties draw:fill-color="#666666" draw:textarea-horizontal-align="justify" draw:textarea-vertical-align="middle" draw:auto-grow-height="false" fo:min-height="0.639cm" fo:min-width="3.183cm"/>
    </style:style>
    <style:style style:name="gr5" style:family="graphic" style:parent-style-name="standard">
      <style:graphic-properties draw:fill-color="#9933ff" draw:textarea-horizontal-align="justify" draw:textarea-vertical-align="middle" draw:auto-grow-height="false" fo:min-height="1.782cm" fo:min-width="18.5cm"/>
    </style:style>
    <style:style style:name="gr6" style:family="graphic" style:parent-style-name="standard">
      <style:graphic-properties draw:fill-color="#0000ff" draw:textarea-horizontal-align="justify" draw:textarea-vertical-align="middle" draw:auto-grow-height="false" fo:min-height="7.878cm" fo:min-width="18.5cm"/>
    </style:style>
    <style:style style:name="gr7" style:family="graphic" style:parent-style-name="standard">
      <style:graphic-properties draw:fill-color="#ff9900" draw:textarea-horizontal-align="justify" draw:textarea-vertical-align="middle" draw:auto-grow-height="false" fo:min-height="3.687cm" fo:min-width="3.437cm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1.147cm" fo:min-width="8.263cm"/>
    </style:style>
    <style:style style:name="gr9" style:family="graphic" style:parent-style-name="standard">
      <style:graphic-properties draw:textarea-horizontal-align="justify" draw:textarea-vertical-align="middle" draw:auto-grow-height="false" fo:min-height="0.639cm" fo:min-width="1.786cm"/>
    </style:style>
    <style:style style:name="gr10" style:family="graphic" style:parent-style-name="standard">
      <style:graphic-properties draw:fill-color="#00cc33" draw:textarea-horizontal-align="justify" draw:textarea-vertical-align="middle" draw:auto-grow-height="false" fo:min-height="8.259cm" fo:min-width="18.5cm"/>
    </style:style>
    <style:style style:name="gr11" style:family="graphic" style:parent-style-name="standard">
      <style:graphic-properties draw:fill-color="#ff9900" draw:textarea-horizontal-align="justify" draw:textarea-vertical-align="middle" draw:auto-grow-height="false" fo:min-height="3.941cm" fo:min-width="5.215cm"/>
    </style:style>
    <style:style style:name="gr12" style:family="graphic" style:parent-style-name="standard">
      <style:graphic-properties draw:fill-color="#cc9900" draw:textarea-horizontal-align="justify" draw:textarea-vertical-align="middle" draw:auto-grow-height="false" fo:min-height="8.259cm" fo:min-width="18.5cm"/>
    </style:style>
    <style:style style:name="gr13" style:family="graphic" style:parent-style-name="standard">
      <style:graphic-properties draw:fill-color="#cc99ff" draw:textarea-horizontal-align="justify" draw:textarea-vertical-align="middle" draw:auto-grow-height="false" fo:min-height="2.29cm" fo:min-width="1.913cm"/>
    </style:style>
    <style:style style:name="gr14" style:family="graphic" style:parent-style-name="standard">
      <style:graphic-properties draw:fill-color="#ffff99" draw:textarea-horizontal-align="justify" draw:textarea-vertical-align="middle" draw:auto-grow-height="false" fo:min-height="0.512cm" fo:min-width="0.77cm"/>
    </style:style>
    <style:style style:name="gr15" style:family="graphic" style:parent-style-name="standard">
      <style:graphic-properties draw:fill-color="#ffff99" draw:textarea-horizontal-align="justify" draw:textarea-vertical-align="middle" draw:auto-grow-height="false" fo:min-height="0.639cm" fo:min-width="0.77cm"/>
    </style:style>
    <style:style style:name="gr16" style:family="graphic" style:parent-style-name="standard">
      <style:graphic-properties draw:fill-color="#801900" draw:textarea-horizontal-align="justify" draw:textarea-vertical-align="middle" draw:auto-grow-height="false" fo:min-height="8.259cm" fo:min-width="18.5cm"/>
    </style:style>
    <style:style style:name="gr17" style:family="graphic" style:parent-style-name="standard">
      <style:graphic-properties draw:fill-color="#dddddd" draw:textarea-horizontal-align="justify" draw:textarea-vertical-align="middle" draw:auto-grow-height="false" fo:min-height="2.417cm" fo:min-width="6.104cm"/>
    </style:style>
    <style:style style:name="gr18" style:family="graphic" style:parent-style-name="standard">
      <style:graphic-properties draw:fill-color="#b2b2b2" draw:textarea-horizontal-align="justify" draw:textarea-vertical-align="middle" draw:auto-grow-height="false" fo:min-height="5.211cm" fo:min-width="8.644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6.178cm" fo:min-width="18.5cm"/>
    </style:style>
    <style:style style:name="gr20" style:family="graphic" style:parent-style-name="standard">
      <style:graphic-properties draw:fill-color="#729fcf" draw:textarea-horizontal-align="justify" draw:textarea-vertical-align="middle" draw:auto-grow-height="false" fo:min-height="1.02cm" fo:min-width="3.437cm"/>
    </style:style>
    <style:style style:name="gr21" style:family="graphic" style:parent-style-name="standard">
      <style:graphic-properties draw:fill-color="#729fcf" draw:textarea-horizontal-align="justify" draw:textarea-vertical-align="middle" draw:auto-grow-height="false" fo:min-height="2.671cm" fo:min-width="2.929cm"/>
    </style:style>
    <style:style style:name="gr22" style:family="graphic" style:parent-style-name="standard">
      <style:graphic-properties svg:stroke-color="#ffffff" draw:fill-color="#ffffff" draw:textarea-horizontal-align="justify" draw:textarea-vertical-align="middle" draw:auto-grow-height="false" fo:min-height="0.639cm" fo:min-width="12.708cm"/>
    </style:style>
    <style:style style:name="gr23" style:family="graphic" style:parent-style-name="standard">
      <style:graphic-properties svg:stroke-color="#ffffff" draw:fill-color="#ffffff" draw:textarea-horizontal-align="justify" draw:textarea-vertical-align="middle" draw:auto-grow-height="false" fo:min-height="1.147cm" fo:min-width="3.056cm"/>
    </style:style>
    <style:style style:name="gr24" style:family="graphic" style:parent-style-name="standard">
      <style:graphic-properties draw:fill-color="#0000ff" draw:textarea-horizontal-align="justify" draw:textarea-vertical-align="middle" draw:auto-grow-height="false" fo:min-height="9.021cm" fo:min-width="18.5cm"/>
    </style:style>
    <style:style style:name="gr25" style:family="graphic" style:parent-style-name="standard">
      <style:graphic-properties draw:fill-color="#00cc33" draw:textarea-horizontal-align="justify" draw:textarea-vertical-align="middle" draw:auto-grow-height="false" fo:min-height="9.148cm" fo:min-width="18.5cm"/>
    </style:style>
    <style:style style:name="gr26" style:family="graphic" style:parent-style-name="standard">
      <style:graphic-properties draw:fill-color="#cc9900" draw:textarea-horizontal-align="justify" draw:textarea-vertical-align="middle" draw:auto-grow-height="false" fo:min-height="9.021cm" fo:min-width="18.5cm"/>
    </style:style>
    <style:style style:name="gr27" style:family="graphic" style:parent-style-name="standard">
      <style:graphic-properties draw:fill-color="#ffffff" draw:textarea-horizontal-align="justify" draw:textarea-vertical-align="middle" draw:auto-grow-height="false" fo:min-height="6.94cm" fo:min-width="18.5cm"/>
    </style:style>
    <style:style style:name="gr28" style:family="graphic" style:parent-style-name="standard">
      <style:graphic-properties draw:fill-color="#801900" draw:textarea-horizontal-align="justify" draw:textarea-vertical-align="middle" draw:auto-grow-height="false" fo:min-height="9.783cm" fo:min-width="18.5cm"/>
    </style:style>
    <style:style style:name="gr29" style:family="graphic" style:parent-style-name="standard">
      <style:graphic-properties draw:fill-color="#b2b2b2" draw:textarea-horizontal-align="justify" draw:textarea-vertical-align="middle" draw:auto-grow-height="false" fo:min-height="3.941cm" fo:min-width="14.867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99ff"/>
      <style:paragraph-properties fo:text-align="center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666666"/>
      <style:paragraph-properties fo:text-align="center"/>
    </style:style>
    <style:style style:name="P6" style:family="paragraph">
      <loext:graphic-properties draw:fill-color="#9933ff"/>
      <style:paragraph-properties fo:text-align="center"/>
    </style:style>
    <style:style style:name="P7" style:family="paragraph">
      <loext:graphic-properties draw:fill-color="#0000ff"/>
      <style:paragraph-properties fo:text-align="center"/>
    </style:style>
    <style:style style:name="P8" style:family="paragraph">
      <loext:graphic-properties draw:fill-color="#ff9900"/>
      <style:paragraph-properties fo:text-align="center"/>
    </style:style>
    <style:style style:name="P9" style:family="paragraph">
      <style:paragraph-properties fo:text-align="center"/>
      <style:text-properties fo:font-weight="bold"/>
    </style:style>
    <style:style style:name="P10" style:family="paragraph">
      <loext:graphic-properties draw:fill-color="#eeeeee"/>
      <style:paragraph-properties fo:text-align="center"/>
      <style:text-properties fo:font-weight="bold"/>
    </style:style>
    <style:style style:name="P11" style:family="paragraph">
      <loext:graphic-properties draw:fill-color="#00cc33"/>
      <style:paragraph-properties fo:text-align="center"/>
    </style:style>
    <style:style style:name="P12" style:family="paragraph">
      <loext:graphic-properties draw:fill-color="#cc9900"/>
      <style:paragraph-properties fo:text-align="center"/>
    </style:style>
    <style:style style:name="P13" style:family="paragraph">
      <loext:graphic-properties draw:fill-color="#cc99ff"/>
      <style:paragraph-properties fo:text-align="center"/>
    </style:style>
    <style:style style:name="P14" style:family="paragraph">
      <loext:graphic-properties draw:fill-color="#ffff99"/>
      <style:paragraph-properties fo:text-align="center"/>
    </style:style>
    <style:style style:name="P15" style:family="paragraph">
      <loext:graphic-properties draw:fill-color="#801900"/>
      <style:paragraph-properties fo:text-align="center"/>
    </style:style>
    <style:style style:name="P16" style:family="paragraph">
      <style:paragraph-properties fo:text-align="start"/>
    </style:style>
    <style:style style:name="P17" style:family="paragraph">
      <loext:graphic-properties draw:fill-color="#dddddd"/>
      <style:paragraph-properties fo:text-align="start"/>
    </style:style>
    <style:style style:name="P18" style:family="paragraph">
      <loext:graphic-properties draw:fill-color="#b2b2b2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0" style:family="paragraph">
      <loext:graphic-properties draw:fill-color="#729fcf"/>
      <style:paragraph-properties fo:text-align="center"/>
    </style:style>
    <style:style style:name="P21" style:family="paragraph">
      <style:paragraph-properties fo:text-align="end"/>
    </style:style>
    <style:style style:name="P22" style:family="paragraph">
      <loext:graphic-properties draw:fill-color="#ffffff"/>
      <style:paragraph-properties fo:text-align="end"/>
      <style:text-properties fo:font-size="12pt" style:font-size-asian="12pt" style:font-size-complex="12pt"/>
    </style:style>
    <style:style style:name="P2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9cm" svg:height="3.81cm" svg:x="1cm" svg:y="3.54cm">
          <text:p text:style-name="P1"><text:span text:style-name="T1">&lt;header&gt;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27cm" svg:x="1.508cm" svg:y="3.794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0.889cm" svg:x="7.731cm" svg:y="6.08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889cm" svg:x="16.317cm" svg:y="3.54cm">
          <text:p text:style-name="P1">Nav ba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19cm" svg:height="2.032cm" svg:x="1cm" svg:y="7.35cm">
          <text:p text:style-name="P1"><text:span text:style-name="T1">&lt;SECTION&gt;</text:span></text:p>
          <text:p text:style-name="P1">&lt;input&gt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8.128cm" svg:x="1cm" svg:y="9.128cm">
          <text:p text:style-name="P1"><text:span text:style-name="T1">&lt;SECTION&gt;</text:span></text:p>
          <text:p text:style-name="P1"><text:span text:style-name="T1">&lt;H2&gt;</text:span></text:p>
          <text:p text:style-name="P1"><text:span text:style-name="T1">&lt;figure&gt; x4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.635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6.334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1.033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5.732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763cm" svg:height="1.397cm" svg:x="6.461cm" svg:y="1.508cm">
          <text:p text:style-name="P9">DESKTOP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2.426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6.969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1.795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6.621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3.81cm" svg:x="1cm" svg:y="3.54cm">
          <text:p text:style-name="P1"><text:span text:style-name="T1">&lt;header&gt;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27cm" svg:x="1.508cm" svg:y="3.794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0.889cm" svg:x="7.731cm" svg:y="6.08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889cm" svg:x="16.317cm" svg:y="3.54cm">
          <text:p text:style-name="P1">Nav ba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19cm" svg:height="2.032cm" svg:x="1cm" svg:y="7.35cm">
          <text:p text:style-name="P1"><text:span text:style-name="T1">&lt;SECTION&gt;</text:span></text:p>
          <text:p text:style-name="P1">&lt;input&gt;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9cm" svg:height="8.128cm" svg:x="1cm" svg:y="9.128cm">
          <text:p text:style-name="P1"><text:span text:style-name="T1">&lt;SECTION 1&gt; x2</text:span></text:p>
          <text:p text:style-name="P1"><text:span text:style-name="T1">&lt;H2&gt;</text:span></text:p>
          <text:p text:style-name="P1"><text:span text:style-name="T1">&lt;figure&gt; x4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.635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6.334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1.033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5.732cm" svg:y="11.79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8.763cm" svg:height="1.397cm" svg:x="6.461cm" svg:y="1.508cm">
          <text:p text:style-name="P9">DESKTOP </text:p>
          <text:p text:style-name="P9"><text:s/>- <text:span text:style-name="T2">part 1 -</text:span>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2.426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6.969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1.795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6.621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9cm" svg:height="8.509cm" svg:x="1cm" svg:y="17.256cm">
          <text:p text:style-name="P1"><text:span text:style-name="T1">&lt;SECTION 2&gt; </text:span></text:p>
          <text:p text:style-name="P1"><text:span text:style-name="T1">&lt;H2&gt;</text:span></text:p>
          <text:p text:style-name="P1"><text:span text:style-name="T1">&lt;figure&gt; x3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715cm" svg:height="4.191cm" svg:x="1.508cm" svg:y="20.177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7.731cm" svg:y="20.304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14.081cm" svg:y="20.304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3.159cm" svg:y="24.495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9.382cm" svg:y="24.495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6.113cm" svg:y="24.495cm">
          <text:p text:style-name="P1">&lt;p&gt;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8" draw:text-style-name="P10" draw:layer="layout" svg:width="8.763cm" svg:height="1.397cm" svg:x="6.461cm" svg:y="1.508cm">
          <text:p text:style-name="P9">DESKTOP</text:p>
          <text:p text:style-name="P9"><text:span text:style-name="T2">- part 2 -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9cm" svg:height="8.509cm" svg:x="1cm" svg:y="3.667cm">
          <text:p text:style-name="P1"><text:span text:style-name="T1">&lt;SECTIO</text:span><text:span text:style-name="T1">N 3&gt; </text:span></text:p>
          <text:p text:style-name="P1"><text:span text:style-name="T1">&lt;H2&gt;</text:span></text:p>
          <text:p text:style-name="P1"><text:span text:style-name="T1">&lt;figure&gt; </text:span><text:span text:style-name="T1">x6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3" draw:layer="layout" svg:width="2.413cm" svg:height="2.54cm" svg:x="1.381cm" svg:y="7.85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413cm" svg:height="2.54cm" svg:x="4.302cm" svg:y="7.85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413cm" svg:height="2.54cm" svg:x="7.223cm" svg:y="7.85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413cm" svg:height="2.54cm" svg:x="10.271cm" svg:y="7.85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413cm" svg:height="2.54cm" svg:x="13.573cm" svg:y="7.85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2.413cm" svg:height="2.54cm" svg:x="16.748cm" svg:y="7.858cm">
          <text:p text:style-name="P1">&lt;img&gt;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4" draw:layer="layout" svg:width="1.27cm" svg:height="0.762cm" svg:x="2.016cm" svg:y="10.906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889cm" svg:x="4.81cm" svg:y="10.906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889cm" svg:x="7.731cm" svg:y="10.906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889cm" svg:x="10.906cm" svg:y="10.906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889cm" svg:x="14.081cm" svg:y="10.779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1.27cm" svg:height="0.889cm" svg:x="17.383cm" svg:y="10.779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9cm" svg:height="8.509cm" svg:x="1cm" svg:y="12.176cm">
          <text:p text:style-name="P1"><text:span text:style-name="T1">&lt;SECTION 4&gt; 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7" draw:layer="layout" svg:width="6.604cm" svg:height="2.667cm" svg:x="1.889cm" svg:y="15.732cm">
          <text:p text:style-name="P16">&lt;h2&gt;</text:p>
          <text:p text:style-name="P16">&lt;h3&gt;</text:p>
          <text:p text:style-name="P16">&lt;button&gt;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9.144cm" svg:height="5.461cm" svg:x="10.017cm" svg:y="14.589cm">
          <text:p text:style-name="P1">&lt;figure&gt;</text:p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19cm" svg:height="6.428cm" svg:x="1cm" svg:y="20.607cm">
          <text:p text:style-name="P1"><text:span text:style-name="T1">&lt;FOOTE</text:span><text:span text:style-name="T1">R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1.508cm" svg:y="22.336cm">
          <text:p text:style-name="P1">Français V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1.508cm" svg:y="23.987cm">
          <text:p text:style-name="P1">EUR V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6.715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10.906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15.224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3.208cm" svg:height="0.889cm" svg:x="6.588cm" svg:y="25.765cm">
          <text:p text:style-name="P21"><text:span text:style-name="T3">Conditions générales et confidentialité plan du site <text:s text:c="3"/>F T I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3.556cm" svg:height="1.397cm" svg:x="1.762cm" svg:y="25.511cm">
          <text:p text:style-name="P1"><text:span text:style-name="T3">&lt;logo&gt; Airbnb, Inc.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8" draw:text-style-name="P10" draw:layer="layout" svg:width="8.763cm" svg:height="1.397cm" svg:x="6.461cm" svg:y="1.512cm">
          <text:p text:style-name="P9">TABLETTE</text:p>
          <text:p text:style-name="P9"><text:span text:style-name="T2">- part 1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3.81cm" svg:x="1cm" svg:y="3.54cm">
          <text:p text:style-name="P1"><text:span text:style-name="T1">&lt;header&gt;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27cm" svg:x="1.508cm" svg:y="3.795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0.889cm" svg:x="7.731cm" svg:y="6.08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889cm" svg:x="16.317cm" svg:y="3.54cm">
          <text:p text:style-name="P1">Nav ba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24" draw:text-style-name="P7" draw:layer="layout" svg:width="19cm" svg:height="9.271cm" svg:x="1cm" svg:y="9.382cm">
          <text:p text:style-name="P1"><text:span text:style-name="T1">&lt;SECTION 1&gt; x2</text:span></text:p>
          <text:p text:style-name="P1"><text:span text:style-name="T1">&lt;H2&gt;</text:span></text:p>
          <text:p text:style-name="P1"><text:span text:style-name="T1">&lt;figure&gt; x3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1.381cm" svg:y="12.811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7.731cm" svg:y="12.811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13.954cm" svg:y="12.811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2.905cm" svg:y="17.51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9.509cm" svg:y="17.51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6.113cm" svg:y="17.51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9cm" svg:height="9.398cm" svg:x="1cm" svg:y="18.526cm">
          <text:p text:style-name="P1"><text:span text:style-name="T1">&lt;SECTION </text:span><text:span text:style-name="T1">2&gt; </text:span></text:p>
          <text:p text:style-name="P1"><text:span text:style-name="T1">&lt;H2&gt;</text:span></text:p>
          <text:p text:style-name="P1"><text:span text:style-name="T1">&lt;figure&gt; x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5.715cm" svg:height="4.191cm" svg:x="2.651cm" svg:y="22.082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11.668cm" svg:y="22.209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4.556cm" svg:y="26.527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3.319cm" svg:y="26.654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cm" svg:height="2.032cm" svg:x="1cm" svg:y="7.35cm">
          <text:p text:style-name="P1"><text:span text:style-name="T1">&lt;SECTION&gt;</text:span></text:p>
          <text:p text:style-name="P1">&lt;input&gt;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8" draw:text-style-name="P10" draw:layer="layout" svg:width="8.763cm" svg:height="1.397cm" svg:x="6.461cm" svg:y="1.516cm">
          <text:p text:style-name="P9">TABLETTE</text:p>
          <text:p text:style-name="P9"><text:span text:style-name="T2">- part 2 -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19cm" svg:height="8.509cm" svg:x="1cm" svg:y="12.811cm">
          <text:p text:style-name="P1"><text:span text:style-name="T1">&lt;SECTION 4&gt; 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2" draw:layer="layout" svg:width="19cm" svg:height="9.271cm" svg:x="1cm" svg:y="3.667cm">
          <text:p text:style-name="P1"><text:span text:style-name="T1">&lt;SEC</text:span><text:span text:style-name="T1">TION </text:span><text:span text:style-name="T1">3&gt; </text:span></text:p>
          <text:p text:style-name="P1"><text:span text:style-name="T1">&lt;H2&gt;</text:span></text:p>
          <text:p text:style-name="P1"><text:span text:style-name="T1">&lt;figu</text:span><text:span text:style-name="T1">re&gt; </text:span><text:span text:style-name="T1">x4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937cm" svg:height="3.937cm" svg:x="1.381cm" svg:y="7.3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5.826cm" svg:y="7.3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0.525cm" svg:y="7.3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5.224cm" svg:y="7.35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2.397cm" svg:y="11.795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7.096cm" svg:y="11.795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11.668cm" svg:y="11.795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16.748cm" svg:y="11.795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04cm" svg:height="2.667cm" svg:x="1.889cm" svg:y="15.732cm">
          <text:p text:style-name="P16">&lt;h2&gt;</text:p>
          <text:p text:style-name="P16">&lt;h3&gt;</text:p>
          <text:p text:style-name="P16">&lt;button&gt;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9.144cm" svg:height="5.461cm" svg:x="10.017cm" svg:y="14.589cm">
          <text:p text:style-name="P1">&lt;figure&gt;</text:p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9cm" svg:height="7.19cm" svg:x="1cm" svg:y="20.607cm">
          <text:p text:style-name="P1"><text:span text:style-name="T1">&lt;FOOTER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1.508cm" svg:y="22.336cm">
          <text:p text:style-name="P1">Français V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1.508cm" svg:y="23.987cm">
          <text:p text:style-name="P1">EUR V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6.715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11.287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3.429cm" svg:height="2.921cm" svg:x="15.605cm" svg:y="22.59cm">
          <text:p text:style-name="P1">&lt;ul&gt;</text:p>
          <text:p text:style-name="P1">&lt;li&gt;</text:p>
          <text:p text:style-name="P1">&lt;li&gt;</text:p>
          <text:p text:style-name="P1">..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3.556cm" svg:height="1.397cm" svg:x="2.27cm" svg:y="26.019cm">
          <text:p text:style-name="P1"><text:span text:style-name="T3">&lt;logo&gt; </text:span><text:span text:style-name="T3">Airbnb, </text:span><text:span text:style-name="T3">Inc.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3.208cm" svg:height="0.889cm" svg:x="6.461cm" svg:y="26.4cm">
          <text:p text:style-name="P21"><text:span text:style-name="T3">Conditions générales et confidentialité plan du site <text:s text:c="3"/>F T I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8" draw:text-style-name="P10" draw:layer="layout" svg:width="8.763cm" svg:height="1.397cm" svg:x="6.461cm" svg:y="1.52cm">
          <text:p text:style-name="P9">MOBILE</text:p>
          <text:p text:style-name="P9"><text:span text:style-name="T2">- part 1 -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9cm" svg:height="3.81cm" svg:x="1cm" svg:y="3.54cm">
          <text:p text:style-name="P1"><text:span text:style-name="T1">&lt;h</text:span><text:span text:style-name="T1">ea</text:span><text:span text:style-name="T1">der</text:span><text:span text:style-name="T1">&gt;</text:span></text:p>
          <text:p text:style-name="P1"/>
          <text:p text:style-name="P1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9cm" svg:height="2.032cm" svg:x="1cm" svg:y="7.35cm">
          <text:p text:style-name="P1"><text:span text:style-name="T1">&lt;S</text:span><text:span text:style-name="T1">EC</text:span><text:span text:style-name="T1">TI</text:span><text:span text:style-name="T1">ON</text:span><text:span text:style-name="T1">&gt;</text:span></text:p>
          <text:p text:style-name="P1">&lt;input&gt;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397cm" svg:height="1.27cm" svg:x="1.508cm" svg:y="3.796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207cm" svg:height="0.889cm" svg:x="7.731cm" svg:y="6.08cm">
          <text:p text:style-name="P1">&lt;H1&gt;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683cm" svg:height="0.889cm" svg:x="16.317cm" svg:y="3.54cm">
          <text:p text:style-name="P1">Nav bar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7" draw:layer="layout" svg:width="19cm" svg:height="8.128cm" svg:x="1cm" svg:y="9.128cm">
          <text:p text:style-name="P1"><text:span text:style-name="T1">&lt;SECTION </text:span><text:span text:style-name="T1">1&gt; x3</text:span></text:p>
          <text:p text:style-name="P1"><text:span text:style-name="T1">&lt;H2&gt;</text:span></text:p>
          <text:p text:style-name="P1"><text:span text:style-name="T1">&lt;figure&gt; x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3.159cm" svg:y="11.541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5.715cm" svg:height="4.191cm" svg:x="10.906cm" svg:y="11.668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4.683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286cm" svg:height="0.889cm" svg:x="12.684cm" svg:y="16.113cm">
          <text:p text:style-name="P1">&lt;p&gt;</text:p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9cm" svg:height="9.398cm" svg:x="1cm" svg:y="17.256cm">
          <text:p text:style-name="P1"><text:span text:style-name="T1">&lt;SECTION 2&gt; </text:span></text:p>
          <text:p text:style-name="P1"><text:span text:style-name="T1">&lt;H2&gt;</text:span></text:p>
          <text:p text:style-name="P1"><text:span text:style-name="T1">&lt;figure&gt; x3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3.937cm" svg:height="3.937cm" svg:x="2.524cm" svg:y="20.812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8.493cm" svg:y="20.812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937cm" svg:height="3.937cm" svg:x="14.335cm" svg:y="20.812cm"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3.794cm" svg:y="25.13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9.763cm" svg:y="25.257cm">
          <text:p text:style-name="P1">&lt;li&gt;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27cm" svg:height="0.762cm" svg:x="15.859cm" svg:y="25.257cm">
          <text:p text:style-name="P1">&lt;li&gt;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28" draw:text-style-name="P15" draw:layer="layout" svg:width="19cm" svg:height="10.033cm" svg:x="1cm" svg:y="4.429cm">
          <text:p text:style-name="P1"><text:span text:style-name="T1">&lt;SECTION </text:span><text:span text:style-name="T1">4&gt;</text:span></text:p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0" draw:layer="layout" svg:width="8.763cm" svg:height="1.397cm" svg:x="6.461cm" svg:y="1.524cm">
          <text:p text:style-name="P9">MOBILE</text:p>
          <text:p text:style-name="P9"><text:span text:style-name="T2">- part 2 -</text:span></text:p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15.367cm" svg:height="4.191cm" svg:x="2.778cm" svg:y="6.588cm">
          <text:p text:style-name="P1">&lt;figure&gt;</text:p>
          <text:p text:style-name="P1">&lt;img&gt;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6.604cm" svg:height="2.667cm" svg:x="7.35cm" svg:y="11.414cm">
          <text:p text:style-name="P16">&lt;h2&gt;</text:p>
          <text:p text:style-name="P16">&lt;h3&gt;</text:p>
          <text:p text:style-name="P16">&lt;button&gt;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layout" svg:width="19cm" svg:height="7.19cm" svg:x="1cm" svg:y="14.462cm">
          <text:p text:style-name="P1"><text:span text:style-name="T1">&lt;FOOTER&gt;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4.302cm" svg:y="16.113cm">
          <text:p text:style-name="P1">Français V</text:p>
          <draw:enhanced-geometry svg:viewBox="0 0 21600 21600" draw:type="rectangle" draw:enhanced-path="M 0 0 L 21600 0 21600 21600 0 21600 0 0 Z N"/>
        </draw:custom-shape>
        <draw:custom-shape draw:style-name="gr20" draw:text-style-name="P20" draw:layer="layout" svg:width="3.937cm" svg:height="1.27cm" svg:x="11.795cm" svg:y="16.113cm">
          <text:p text:style-name="P1">EUR V</text:p>
          <draw:enhanced-geometry svg:viewBox="0 0 21600 21600" draw:type="rectangle" draw:enhanced-path="M 0 0 L 21600 0 21600 21600 0 21600 0 0 Z N"/>
        </draw:custom-shape>
        <draw:custom-shape draw:style-name="gr23" draw:text-style-name="P23" draw:layer="layout" svg:width="3.556cm" svg:height="1.397cm" svg:x="5.064cm" svg:y="18.018cm">
          <text:p text:style-name="P1"><text:span text:style-name="T3">&lt;logo&gt; Airbnb, Inc.</text:span></text:p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3.208cm" svg:height="0.889cm" svg:x="2.778cm" svg:y="19.415cm">
          <text:p text:style-name="P21"><text:span text:style-name="T3">Condi</text:span><text:span text:style-name="T3">tions </text:span><text:span text:style-name="T3">génér</text:span><text:span text:style-name="T3">ales </text:span><text:span text:style-name="T3">et </text:span><text:span text:style-name="T3">confid</text:span><text:span text:style-name="T3">entiali</text:span><text:span text:style-name="T3">té </text:span><text:span text:style-name="T3">plan </text:span><text:span text:style-name="T3">du </text:span><text:span text:style-name="T3">site <text:s text:c="3"/></text:span><text:span text:style-name="T3">F T 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4T09:16:07.033201220</meta:creation-date>
    <dc:date>2017-03-24T10:31:49.286304420</dc:date>
    <meta:editing-duration>PT1M26S</meta:editing-duration>
    <meta:editing-cycles>1</meta:editing-cycles>
    <meta:document-statistic meta:object-count="128"/>
    <meta:generator>LibreOffice/5.1.6.2$Linux_X86_64 LibreOffice_project/10m0$Build-2</meta:generator>
  </office:meta>
</office:document-meta>
</file>